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C00000191B504520FEB217FB6.png" manifest:media-type="image/png"/>
  <manifest:file-entry manifest:full-path="Pictures/10000201000002BC00000258BA9A9217018335BD.png" manifest:media-type="image/png"/>
  <manifest:file-entry manifest:full-path="Pictures/10000000000002B000000243104F98EEBEFB1AC0.png" manifest:media-type="image/png"/>
  <manifest:file-entry manifest:full-path="Pictures/10000000000002B700000241F7672C52526130A2.png" manifest:media-type="image/png"/>
  <manifest:file-entry manifest:full-path="Pictures/10000000000002B200000232A9CCE41AD237A99C.png" manifest:media-type="image/png"/>
  <manifest:file-entry manifest:full-path="Pictures/10000000000002AE00000238E245BCA88C9A213C.png" manifest:media-type="image/png"/>
  <manifest:file-entry manifest:full-path="Pictures/10000201000002BC00000258910D4062EF54816D.png" manifest:media-type="image/png"/>
  <manifest:file-entry manifest:full-path="Pictures/10000000000002B1000002363721166420BC50DC.png" manifest:media-type="image/png"/>
  <manifest:file-entry manifest:full-path="Pictures/10000000000002B30000022F79CAF5A98BD6D140.png" manifest:media-type="image/png"/>
  <manifest:file-entry manifest:full-path="Pictures/10000201000002BC00000258FF4F9DE2524A308E.png" manifest:media-type="image/png"/>
  <manifest:file-entry manifest:full-path="Pictures/10000201000002BC0000025838021379EC27C663.png" manifest:media-type="image/png"/>
  <manifest:file-entry manifest:full-path="Pictures/10000000000002AC0000022E5CE3A07A31D96A7D.png" manifest:media-type="image/png"/>
  <manifest:file-entry manifest:full-path="Pictures/10000201000002BC00000258486B522E445FD3EB.png" manifest:media-type="image/png"/>
  <manifest:file-entry manifest:full-path="Pictures/1000000000000252000001AC61978939289EE657.png" manifest:media-type="image/png"/>
  <manifest:file-entry manifest:full-path="Pictures/10000201000002BC000002588FB3D4BE1BD86504.png" manifest:media-type="image/png"/>
  <manifest:file-entry manifest:full-path="Pictures/10000201000002BC0000025835CD22A787BCA373.png" manifest:media-type="image/png"/>
  <manifest:file-entry manifest:full-path="Pictures/1000000000000297000002293746CC5B8BD1A4A5.png" manifest:media-type="image/png"/>
  <manifest:file-entry manifest:full-path="Pictures/100000000000013B00000131118FC9BB26799073.png" manifest:media-type="image/png"/>
  <manifest:file-entry manifest:full-path="Pictures/10000201000002BC000002582C19003C4E3ED668.png" manifest:media-type="image/png"/>
  <manifest:file-entry manifest:full-path="Pictures/10000201000002BC00000258F407CE6212881461.png" manifest:media-type="image/png"/>
  <manifest:file-entry manifest:full-path="Pictures/10000000000002B00000022F3041B9B476A71433.png" manifest:media-type="image/png"/>
  <manifest:file-entry manifest:full-path="Pictures/10000000000002A00000022C164D225EDEC641CA.png" manifest:media-type="image/png"/>
  <manifest:file-entry manifest:full-path="Pictures/10000000000002B10000023AA0D1AFB23D3D3337.png" manifest:media-type="image/png"/>
  <manifest:file-entry manifest:full-path="Pictures/10000201000002BC00000258FD058FDCC8FF95EE.png" manifest:media-type="image/png"/>
  <manifest:file-entry manifest:full-path="Pictures/10000201000002BC00000258A347E592035AC963.png" manifest:media-type="image/png"/>
  <manifest:file-entry manifest:full-path="Pictures/10000000000002B2000000DCD78579E26218785B.png" manifest:media-type="image/png"/>
  <manifest:file-entry manifest:full-path="Pictures/10000000000001B9000001219A6380468FC6123A.png" manifest:media-type="image/png"/>
  <manifest:file-entry manifest:full-path="Pictures/100000000000025D000001AE6642874377325D0F.png" manifest:media-type="image/png"/>
  <manifest:file-entry manifest:full-path="Pictures/100000000000017700000193DF229A324A15D2CB.png" manifest:media-type="image/png"/>
  <manifest:file-entry manifest:full-path="Pictures/100000000000011E000000D8263848045BBAB5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新細明體" svg:font-family="新細明體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draw:luminance="0%" draw:contrast="0%" fo:clip="rect(0cm, 12.919cm, 0cm, 0cm)" draw:image-opacity="100%" style:mirror="none"/>
    </style:style>
    <style:style style:name="gr7" style:family="graphic" style:parent-style-name="Graphics">
      <style:graphic-properties draw:stroke="none" draw:fill="none" draw:luminance="0%" draw:contrast="0%" fo:clip="rect(2.769cm, 7.584cm, 0cm, 7.872cm)" draw:image-opacity="100%" style:mirror="none"/>
    </style:style>
    <style:style style:name="gr8" style:family="graphic" style:parent-style-name="Graphics">
      <style:graphic-properties draw:stroke="none" draw:fill="none" draw:luminance="0%" draw:contrast="0%" fo:clip="rect(-0.069cm, 10.38cm, 2.795cm, 5.078cm)" draw:image-opacity="100%" style:mirror="none"/>
    </style:style>
    <style:style style:name="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空白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空白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language-asian="zh" style:country-asian="TW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zh" style:country-asian="TW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71cm" svg:y="6.007cm" presentation:class="title" presentation:user-transformed="true">
          <draw:text-box>
            <text:p text:style-name="P1"><text:span text:style-name="T1">picking-&gt;python</text:span></text:p>
          </draw:text-box>
        </draw:frame>
        <draw:frame draw:style-name="gr1" draw:text-style-name="P3" draw:layer="layout" svg:width="6.35cm" svg:height="2.8cm" svg:x="11.176cm" svg:y="9.752cm">
          <draw:text-box>
            <text:p>以2020-03為例</text:p>
            <text:p>左python 右shell</text:p>
          </draw:text-box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</text:span><text:span text:style-name="T1">比較（</text:span><text:span text:style-name="T1">03-04</text:span><text:span text:style-name="T1">為例）</text:span></text:p>
          </draw:text-box>
        </draw:frame>
        <draw:frame draw:name="圖片 3" draw:style-name="gr4" draw:text-style-name="P6" draw:layer="layout" svg:width="13.382cm" svg:height="11.47cm" svg:x="13.6cm" svg:y="3.482cm">
          <draw:image xlink:href="Pictures/10000201000002BC00000258486B522E445FD3EB.png" xlink:type="simple" xlink:show="embed" xlink:actuate="onLoad" loext:mime-type="image/png">
            <text:p/>
          </draw:image>
        </draw:frame>
        <draw:frame draw:style-name="gr5" draw:text-style-name="P7" draw:layer="layout" svg:width="13.358cm" svg:height="11.051cm" svg:x="0.508cm" svg:y="4.064cm">
          <draw:image xlink:href="Pictures/10000000000002B10000023AA0D1AFB23D3D3337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2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</text:span><text:span text:style-name="T1">比較（</text:span><text:span text:style-name="T1">03-05</text:span><text:span text:style-name="T1">為例）</text:span></text:p>
          </draw:text-box>
        </draw:frame>
        <draw:frame draw:name="圖片 2" draw:style-name="gr4" draw:text-style-name="P6" draw:layer="layout" svg:width="14.381cm" svg:height="12.326cm" svg:x="12.555cm" svg:y="3.257cm">
          <draw:image xlink:href="Pictures/10000201000002BC00000258FF4F9DE2524A308E.png" xlink:type="simple" xlink:show="embed" xlink:actuate="onLoad" loext:mime-type="image/png">
            <text:p/>
          </draw:image>
        </draw:frame>
        <draw:frame draw:style-name="gr5" draw:text-style-name="P7" draw:layer="layout" svg:width="11.945cm" svg:height="9.663cm" svg:x="1.27cm" svg:y="5.08cm">
          <draw:image xlink:href="Pictures/10000000000002B30000022F79CAF5A98BD6D140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3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</text:span><text:span text:style-name="T1">比較（</text:span><text:span text:style-name="T1">03-06</text:span><text:span text:style-name="T1">為例）</text:span></text:p>
          </draw:text-box>
        </draw:frame>
        <draw:frame draw:name="圖片 4" draw:style-name="gr4" draw:text-style-name="P6" draw:layer="layout" svg:width="12.904cm" svg:height="11.061cm" svg:x="13.856cm" svg:y="3.257cm">
          <draw:image xlink:href="Pictures/10000201000002BC00000258910D4062EF54816D.png" xlink:type="simple" xlink:show="embed" xlink:actuate="onLoad" loext:mime-type="image/png">
            <text:p/>
          </draw:image>
        </draw:frame>
        <draw:frame draw:style-name="gr5" draw:text-style-name="P7" draw:layer="layout" svg:width="11.664cm" svg:height="9.582cm" svg:x="2.54cm" svg:y="4.134cm">
          <draw:image xlink:href="Pictures/10000000000002B1000002363721166420BC50DC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4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</text:span><text:span text:style-name="T1">比較（</text:span><text:span text:style-name="T1">03-07</text:span><text:span text:style-name="T1">為例）</text:span></text:p>
          </draw:text-box>
        </draw:frame>
        <draw:frame draw:name="圖片 5" draw:style-name="gr4" draw:text-style-name="P6" draw:layer="layout" svg:width="12.53cm" svg:height="10.74cm" svg:x="14.732cm" svg:y="3.762cm">
          <draw:image xlink:href="Pictures/10000201000002BC0000025835CD22A787BCA373.png" xlink:type="simple" xlink:show="embed" xlink:actuate="onLoad" loext:mime-type="image/png">
            <text:p/>
          </draw:image>
        </draw:frame>
        <draw:frame draw:style-name="gr5" draw:text-style-name="P7" draw:layer="layout" svg:width="12.72cm" svg:height="10.532cm" svg:x="2.54cm" svg:y="3.97cm">
          <draw:image xlink:href="Pictures/10000000000002AE00000238E245BCA88C9A213C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5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 </text:span><text:span text:style-name="T3">比較（</text:span><text:span text:style-name="T3">03-08</text:span><text:span text:style-name="T3">為例）</text:span></text:p>
          </draw:text-box>
        </draw:frame>
        <draw:frame draw:name="圖片 5" draw:style-name="gr4" draw:text-style-name="P6" draw:layer="layout" svg:width="12.332cm" svg:height="10.57cm" svg:x="15.061cm" svg:y="4.264cm">
          <draw:image xlink:href="Pictures/10000201000002BC000002588FB3D4BE1BD86504.png" xlink:type="simple" xlink:show="embed" xlink:actuate="onLoad" loext:mime-type="image/png">
            <text:p/>
          </draw:image>
        </draw:frame>
        <draw:frame draw:style-name="gr5" draw:text-style-name="P7" draw:layer="layout" svg:width="12.921cm" svg:height="10.874cm" svg:x="1.27cm" svg:y="4.112cm">
          <draw:image xlink:href="Pictures/10000000000002B000000243104F98EEBEFB1AC0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6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 </text:span><text:span text:style-name="T3">比較（</text:span><text:span text:style-name="T3">03-09</text:span><text:span text:style-name="T3">為例）</text:span></text:p>
          </draw:text-box>
        </draw:frame>
        <draw:frame draw:name="圖片 5" draw:style-name="gr4" draw:text-style-name="P6" draw:layer="layout" svg:width="11.718cm" svg:height="10.044cm" svg:x="13.999cm" svg:y="4.263cm">
          <draw:image xlink:href="Pictures/10000201000002BC0000025838021379EC27C663.png" xlink:type="simple" xlink:show="embed" xlink:actuate="onLoad" loext:mime-type="image/png">
            <text:p/>
          </draw:image>
        </draw:frame>
        <draw:frame draw:style-name="gr5" draw:text-style-name="P7" draw:layer="layout" svg:width="13.805cm" svg:height="11.46cm" svg:x="0.927cm" svg:y="3.257cm">
          <draw:image xlink:href="Pictures/10000000000002B700000241F7672C52526130A2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7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 </text:span><text:span text:style-name="T3">比較（</text:span><text:span text:style-name="T3">03-10</text:span><text:span text:style-name="T3">為例）</text:span></text:p>
          </draw:text-box>
        </draw:frame>
        <draw:frame draw:name="圖片 5" draw:style-name="gr4" draw:text-style-name="P6" draw:layer="layout" svg:width="13.199cm" svg:height="11.314cm" svg:x="14.34cm" svg:y="3.81cm">
          <draw:image xlink:href="Pictures/10000201000002BC00000258BA9A9217018335BD.png" xlink:type="simple" xlink:show="embed" xlink:actuate="onLoad" loext:mime-type="image/png">
            <text:p/>
          </draw:image>
        </draw:frame>
        <draw:frame draw:style-name="gr5" draw:text-style-name="P7" draw:layer="layout" svg:width="13.608cm" svg:height="11.35cm" svg:x="0.362cm" svg:y="4.318cm">
          <draw:image xlink:href="Pictures/1000000000000297000002293746CC5B8BD1A4A5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8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 </text:span><text:span text:style-name="T3">比較（</text:span><text:span text:style-name="T3">03-12</text:span><text:span text:style-name="T3">為例）</text:span></text:p>
          </draw:text-box>
        </draw:frame>
        <draw:frame draw:name="圖片 5" draw:style-name="gr4" draw:text-style-name="P6" draw:layer="layout" svg:width="12.952cm" svg:height="11.102cm" svg:x="14.986cm" svg:y="3.912cm">
          <draw:image xlink:href="Pictures/10000201000002BC000002582C19003C4E3ED668.png" xlink:type="simple" xlink:show="embed" xlink:actuate="onLoad" loext:mime-type="image/png">
            <text:p/>
          </draw:image>
        </draw:frame>
        <draw:frame draw:style-name="gr5" draw:text-style-name="P7" draw:layer="layout" svg:width="11.898cm" svg:height="9.691cm" svg:x="1.016cm" svg:y="5.334cm">
          <draw:image xlink:href="Pictures/10000000000002B200000232A9CCE41AD237A99C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9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 </text:span><text:span text:style-name="T3">比較（</text:span><text:span text:style-name="T3">03-15</text:span><text:span text:style-name="T3">為例）</text:span></text:p>
          </draw:text-box>
        </draw:frame>
        <draw:frame draw:name="圖片 5" draw:style-name="gr4" draw:text-style-name="P6" draw:layer="layout" svg:width="13.335cm" svg:height="11.43cm" svg:x="14.501cm" svg:y="3.556cm">
          <draw:image xlink:href="Pictures/10000201000002BC00000258F407CE6212881461.png" xlink:type="simple" xlink:show="embed" xlink:actuate="onLoad" loext:mime-type="image/png">
            <text:p/>
          </draw:image>
        </draw:frame>
        <draw:frame draw:style-name="gr5" draw:text-style-name="P7" draw:layer="layout" svg:width="13.061cm" svg:height="10.654cm" svg:x="0.909cm" svg:y="3.824cm">
          <draw:image xlink:href="Pictures/10000000000002AC0000022E5CE3A07A31D96A7D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0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 </text:span><text:span text:style-name="T3">比較（</text:span><text:span text:style-name="T3">03-18</text:span><text:span text:style-name="T3">為例）</text:span></text:p>
          </draw:text-box>
        </draw:frame>
        <draw:frame draw:name="圖片 5" draw:style-name="gr4" draw:text-style-name="P6" draw:layer="layout" svg:width="12.479cm" svg:height="10.696cm" svg:x="14.773cm" svg:y="4.064cm">
          <draw:image xlink:href="Pictures/10000201000002BC00000258FD058FDCC8FF95EE.png" xlink:type="simple" xlink:show="embed" xlink:actuate="onLoad" loext:mime-type="image/png">
            <text:p/>
          </draw:image>
        </draw:frame>
        <draw:frame draw:style-name="gr5" draw:text-style-name="P7" draw:layer="layout" svg:width="12.413cm" svg:height="10.085cm" svg:x="2.286cm" svg:y="4.675cm">
          <draw:image xlink:href="Pictures/10000000000002B00000022F3041B9B476A71433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1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ppk m </text:span><text:span text:style-name="T3">比較（</text:span><text:span text:style-name="T3">03-20</text:span><text:span text:style-name="T3">為例）</text:span></text:p>
          </draw:text-box>
        </draw:frame>
        <draw:frame draw:name="圖片 5" draw:style-name="gr4" draw:text-style-name="P6" draw:layer="layout" svg:width="13.757cm" svg:height="11.792cm" svg:x="13.999cm" svg:y="3.257cm">
          <draw:image xlink:href="Pictures/10000201000002BC00000258A347E592035AC963.png" xlink:type="simple" xlink:show="embed" xlink:actuate="onLoad" loext:mime-type="image/png">
            <text:p/>
          </draw:image>
        </draw:frame>
        <draw:frame draw:style-name="gr5" draw:text-style-name="P7" draw:layer="layout" svg:width="12.538cm" svg:height="10.373cm" svg:x="0.762cm" svg:y="4.064cm">
          <draw:image xlink:href="Pictures/10000000000002A00000022C164D225EDEC641CA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2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asc</text:span><text:span text:style-name="T1">比較</text:span></text:p>
          </draw:text-box>
        </draw:frame>
        <draw:frame draw:style-name="gr6" draw:text-style-name="P6" draw:layer="layout" svg:width="7.11cm" svg:height="7.759cm" svg:x="15.24cm" svg:y="5.08cm">
          <draw:image xlink:href="Pictures/10000000000002B2000000DCD78579E26218785B.png" xlink:type="simple" xlink:show="embed" xlink:actuate="onLoad" loext:mime-type="image/png">
            <text:p/>
          </draw:image>
        </draw:frame>
        <draw:frame draw:style-name="gr5" draw:text-style-name="P7" draw:layer="layout" svg:width="10.668cm" svg:height="8.057cm" svg:x="2.54cm" svg:y="4.826cm">
          <draw:image xlink:href="Pictures/100000000000011E000000D8263848045BBAB5E2.png" xlink:type="simple" xlink:show="embed" xlink:actuate="onLoad" loext:mime-type="image/png">
            <text:p/>
          </draw:image>
        </draw:frame>
        <draw:frame draw:style-name="gr7" draw:text-style-name="P6" draw:layer="layout" svg:width="3.494cm" svg:height="3.811cm" svg:x="22.414cm" svg:y="9.028cm">
          <draw:image xlink:href="Pictures/10000000000002B2000000DCD78579E26218785B.png" xlink:type="simple" xlink:show="embed" xlink:actuate="onLoad" loext:mime-type="image/png">
            <text:p/>
          </draw:image>
        </draw:frame>
        <draw:frame draw:style-name="gr8" draw:text-style-name="P6" draw:layer="layout" svg:width="3.81cm" svg:height="4.218cm" svg:x="22.098cm" svg:y="4.953cm">
          <draw:image xlink:href="Pictures/10000000000002B2000000DCD78579E26218785B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3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3.68cm" svg:x="1.4cm" svg:y="0.103cm" presentation:class="title">
          <draw:text-box>
            <text:p text:style-name="P1"><text:span text:style-name="T1">asc</text:span><text:span text:style-name="T1">比較</text:span><text:span text:style-name="T1"><text:line-break/></text:span><text:span text:style-name="T4">(</text:span><text:span text:style-name="T5">以</text:span><text:span text:style-name="T4">202003021407_EGFH_15021407.P20</text:span><text:span text:style-name="T5">為例</text:span><text:span text:style-name="T4">)</text:span></text:p>
          </draw:text-box>
        </draw:frame>
        <draw:frame draw:style-name="gr5" draw:text-style-name="P7" draw:layer="layout" svg:width="11.665cm" svg:height="7.644cm" svg:x="14.732cm" svg:y="5.334cm">
          <draw:image xlink:href="Pictures/10000000000001B9000001219A6380468FC6123A.png" xlink:type="simple" xlink:show="embed" xlink:actuate="onLoad" loext:mime-type="image/png">
            <text:p/>
          </draw:image>
        </draw:frame>
        <draw:frame draw:style-name="gr5" draw:text-style-name="P7" draw:layer="layout" svg:width="8.332cm" svg:height="8.067cm" svg:x="3.556cm" svg:y="4.826cm">
          <draw:image xlink:href="Pictures/100000000000013B00000131118FC9BB26799073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4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3.68cm" svg:x="1.4cm" svg:y="0.103cm" presentation:class="title">
          <draw:text-box>
            <text:p text:style-name="P1"><text:span text:style-name="T1">asc</text:span><text:span text:style-name="T1">比較</text:span><text:span text:style-name="T1"><text:line-break/></text:span><text:span text:style-name="T4">(</text:span><text:span text:style-name="T5">以</text:span><text:span text:style-name="T4">202003021407_EGFH_15021407.P20</text:span><text:span text:style-name="T5">為例</text:span><text:span text:style-name="T4">)</text:span></text:p>
          </draw:text-box>
        </draw:frame>
        <draw:frame draw:style-name="gr5" draw:text-style-name="P7" draw:layer="layout" svg:width="12.43cm" svg:height="8.834cm" svg:x="0.27cm" svg:y="4.882cm">
          <draw:image xlink:href="Pictures/100000000000025D000001AE6642874377325D0F.png" xlink:type="simple" xlink:show="embed" xlink:actuate="onLoad" loext:mime-type="image/png">
            <text:p/>
          </draw:image>
        </draw:frame>
        <draw:frame draw:style-name="gr5" draw:text-style-name="P7" draw:layer="layout" svg:width="13.244cm" svg:height="9.542cm" svg:x="13.462cm" svg:y="4.826cm">
          <draw:image xlink:href="Pictures/1000000000000252000001AC61978939289EE657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5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1">result</text:span><text:span text:style-name="T1">比較</text:span></text:p>
          </draw:text-box>
        </draw:frame>
        <draw:frame draw:style-name="gr9" draw:text-style-name="P6" draw:layer="layout" svg:width="11.346cm" svg:height="12.194cm" svg:x="15.24cm" svg:y="3.556cm">
          <draw:image xlink:href="Pictures/100000000000017700000193DF229A324A15D2CB.png" xlink:type="simple" xlink:show="embed" xlink:actuate="onLoad" loext:mime-type="image/png">
            <text:p/>
          </draw:image>
        </draw:frame>
        <draw:frame draw:style-name="gr5" draw:text-style-name="P7" draw:layer="layout" svg:width="3.302cm" svg:height="12.263cm" svg:x="6.604cm" svg:y="3.231cm">
          <draw:image xlink:href="Pictures/100000000000006C00000191B504520FEB217FB6.png" xlink:type="simple" xlink:show="embed" xlink:actuate="onLoad" loext:mime-type="image/png">
            <text:p/>
          </draw:image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6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7-blank-空白" presentation:presentation-page-layout-name="AL1T13">
        <draw:frame draw:name="標題 1" presentation:style-name="pr1" draw:text-style-name="P2" draw:layer="layout" svg:width="25.199cm" svg:height="2.629cm" svg:x="1.4cm" svg:y="0.628cm" presentation:class="title">
          <draw:text-box>
            <text:p text:style-name="P1"><text:span text:style-name="T3">防呆設計</text:span></text:p>
          </draw:text-box>
        </draw:frame>
        <draw:frame draw:name="文字版面配置區 2"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6">自動更改後續給的定義</text:span></text:p>
              </text:list-item>
              <text:list-item>
                <text:p text:style-name="P8"><text:span text:style-name="T6">忘記下</text:span><text:span text:style-name="T6">t1-t4</text:span><text:span text:style-name="T6">會強制跳出</text:span></text:p>
              </text:list-item>
              <text:list-item>
                <text:p text:style-name="P8"><text:span text:style-name="T6">中斷或報錯都會輸出</text:span><text:span text:style-name="T6">result.csv</text:span></text:p>
              </text:list-item>
              <text:list-item>
                <text:p text:style-name="P8"><text:span text:style-name="T7">自動清掉多的</text:span><text:span text:style-name="T7">acs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frame draw:name="投影片編號版面配置區 6" draw:style-name="gr2" draw:text-style-name="P2" draw:layer="layout" svg:width="9.113cm" svg:height="1.484cm" svg:x="11.886cm" svg:y="28.215cm">
            <draw:text-box>
              <text:p text:style-name="P4"><text:span text:style-name="T2"><text:page-number>17</text:page-number></text:span></text:p>
            </draw:text-box>
          </draw:frame>
          <draw:page-thumbnail draw:name="投影片影像版面配置區 1" draw:style-name="gr3" draw:layer="layout" svg:width="19.791cm" svg:height="11.135cm" svg:x="0.604cm" svg:y="2.258cm" draw:page-number="17" presentation:class="page"/>
          <draw:frame draw:name="備忘稿版面配置區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新細明體" svg:font-family="新細明體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標題投影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標題投影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1" style:family="presentation">
      <style:graphic-properties draw:stroke="none" draw:fill="none" draw:auto-grow-height="false" draw:fit-to-size="shrink-to-fit" style:shrink-to-fit="true">
        <text:list-style style:name="Master1-Layout1-title-標題投影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outline2" style:family="presentation" style:parent-style-name="Master1-Layout1-title-標題投影片-outline1">
      <style:paragraph-properties fo:margin-top="0.4cm" fo:margin-bottom="0cm"/>
      <style:text-properties fo:font-size="28pt" style:font-size-asian="28pt" style:font-size-complex="28pt"/>
    </style:style>
    <style:style style:name="Master1-Layout1-title-標題投影片-outline3" style:family="presentation" style:parent-style-name="Master1-Layout1-title-標題投影片-outline2">
      <style:paragraph-properties fo:margin-top="0.3cm" fo:margin-bottom="0cm"/>
      <style:text-properties fo:font-size="24pt" style:font-size-asian="24pt" style:font-size-complex="24pt"/>
    </style:style>
    <style:style style:name="Master1-Layout1-title-標題投影片-outline4" style:family="presentation" style:parent-style-name="Master1-Layout1-title-標題投影片-outline3">
      <style:paragraph-properties fo:margin-top="0.2cm" fo:margin-bottom="0cm"/>
      <style:text-properties fo:font-size="20pt" style:font-size-asian="20pt" style:font-size-complex="20pt"/>
    </style:style>
    <style:style style:name="Master1-Layout1-title-標題投影片-outline5" style:family="presentation" style:parent-style-name="Master1-Layout1-title-標題投影片-outline4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6" style:family="presentation" style:parent-style-name="Master1-Layout1-title-標題投影片-outline5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7" style:family="presentation" style:parent-style-name="Master1-Layout1-title-標題投影片-outline6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8" style:family="presentation" style:parent-style-name="Master1-Layout1-title-標題投影片-outline7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outline9" style:family="presentation" style:parent-style-name="Master1-Layout1-title-標題投影片-outline8">
      <style:paragraph-properties fo:margin-top="0.1cm" fo:margin-bottom="0cm"/>
      <style:text-properties fo:font-size="20pt" style:font-size-asian="20pt" style:font-size-complex="20pt"/>
    </style:style>
    <style:style style:name="Master1-Layout1-title-標題投影片-subtitle" style:family="presentation">
      <style:graphic-properties draw:stroke="none" draw:fill="none" draw:textarea-vertical-align="middle">
        <text:list-style style:name="Master1-Layout1-title-標題投影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標題投影片-title" style:family="presentation">
      <style:graphic-properties draw:stroke="none" draw:fill="none" draw:textarea-vertical-align="middle">
        <text:list-style style:name="Master1-Layout1-title-標題投影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標題及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標題及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outline1" style:family="presentation">
      <style:graphic-properties draw:stroke="none" draw:fill="none" draw:auto-grow-height="false" draw:fit-to-size="shrink-to-fit" style:shrink-to-fit="true">
        <text:list-style style:name="Master1-Layout2-obj-標題及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outline2" style:family="presentation" style:parent-style-name="Master1-Layout2-obj-標題及內容-outline1">
      <style:paragraph-properties fo:margin-top="0.4cm" fo:margin-bottom="0cm"/>
      <style:text-properties fo:font-size="28pt" style:font-size-asian="28pt" style:font-size-complex="28pt"/>
    </style:style>
    <style:style style:name="Master1-Layout2-obj-標題及內容-outline3" style:family="presentation" style:parent-style-name="Master1-Layout2-obj-標題及內容-outline2">
      <style:paragraph-properties fo:margin-top="0.3cm" fo:margin-bottom="0cm"/>
      <style:text-properties fo:font-size="24pt" style:font-size-asian="24pt" style:font-size-complex="24pt"/>
    </style:style>
    <style:style style:name="Master1-Layout2-obj-標題及內容-outline4" style:family="presentation" style:parent-style-name="Master1-Layout2-obj-標題及內容-outline3">
      <style:paragraph-properties fo:margin-top="0.2cm" fo:margin-bottom="0cm"/>
      <style:text-properties fo:font-size="20pt" style:font-size-asian="20pt" style:font-size-complex="20pt"/>
    </style:style>
    <style:style style:name="Master1-Layout2-obj-標題及內容-outline5" style:family="presentation" style:parent-style-name="Master1-Layout2-obj-標題及內容-outline4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6" style:family="presentation" style:parent-style-name="Master1-Layout2-obj-標題及內容-outline5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7" style:family="presentation" style:parent-style-name="Master1-Layout2-obj-標題及內容-outline6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8" style:family="presentation" style:parent-style-name="Master1-Layout2-obj-標題及內容-outline7">
      <style:paragraph-properties fo:margin-top="0.1cm" fo:margin-bottom="0cm"/>
      <style:text-properties fo:font-size="20pt" style:font-size-asian="20pt" style:font-size-complex="20pt"/>
    </style:style>
    <style:style style:name="Master1-Layout2-obj-標題及內容-outline9" style:family="presentation" style:parent-style-name="Master1-Layout2-obj-標題及內容-outline8">
      <style:paragraph-properties fo:margin-top="0.1cm" fo:margin-bottom="0cm"/>
      <style:text-properties fo:font-size="20pt" style:font-size-asian="20pt" style:font-size-complex="20pt"/>
    </style:style>
    <style:style style:name="Master1-Layout2-obj-標題及內容-subtitle" style:family="presentation">
      <style:graphic-properties draw:stroke="none" draw:fill="none" draw:textarea-vertical-align="middle">
        <text:list-style style:name="Master1-Layout2-obj-標題及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標題及內容-title" style:family="presentation">
      <style:graphic-properties draw:stroke="none" draw:fill="none" draw:textarea-vertical-align="middle">
        <text:list-style style:name="Master1-Layout2-obj-標題及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章節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章節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1" style:family="presentation">
      <style:graphic-properties draw:stroke="none" draw:fill="none" draw:auto-grow-height="false" draw:fit-to-size="shrink-to-fit" style:shrink-to-fit="true">
        <text:list-style style:name="Master1-Layout3-secHead-章節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outline2" style:family="presentation" style:parent-style-name="Master1-Layout3-secHead-章節標題-outline1">
      <style:paragraph-properties fo:margin-top="0.4cm" fo:margin-bottom="0cm"/>
      <style:text-properties fo:font-size="28pt" style:font-size-asian="28pt" style:font-size-complex="28pt"/>
    </style:style>
    <style:style style:name="Master1-Layout3-secHead-章節標題-outline3" style:family="presentation" style:parent-style-name="Master1-Layout3-secHead-章節標題-outline2">
      <style:paragraph-properties fo:margin-top="0.3cm" fo:margin-bottom="0cm"/>
      <style:text-properties fo:font-size="24pt" style:font-size-asian="24pt" style:font-size-complex="24pt"/>
    </style:style>
    <style:style style:name="Master1-Layout3-secHead-章節標題-outline4" style:family="presentation" style:parent-style-name="Master1-Layout3-secHead-章節標題-outline3">
      <style:paragraph-properties fo:margin-top="0.2cm" fo:margin-bottom="0cm"/>
      <style:text-properties fo:font-size="20pt" style:font-size-asian="20pt" style:font-size-complex="20pt"/>
    </style:style>
    <style:style style:name="Master1-Layout3-secHead-章節標題-outline5" style:family="presentation" style:parent-style-name="Master1-Layout3-secHead-章節標題-outline4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6" style:family="presentation" style:parent-style-name="Master1-Layout3-secHead-章節標題-outline5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7" style:family="presentation" style:parent-style-name="Master1-Layout3-secHead-章節標題-outline6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8" style:family="presentation" style:parent-style-name="Master1-Layout3-secHead-章節標題-outline7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outline9" style:family="presentation" style:parent-style-name="Master1-Layout3-secHead-章節標題-outline8">
      <style:paragraph-properties fo:margin-top="0.1cm" fo:margin-bottom="0cm"/>
      <style:text-properties fo:font-size="20pt" style:font-size-asian="20pt" style:font-size-complex="20pt"/>
    </style:style>
    <style:style style:name="Master1-Layout3-secHead-章節標題-subtitle" style:family="presentation">
      <style:graphic-properties draw:stroke="none" draw:fill="none" draw:textarea-vertical-align="middle">
        <text:list-style style:name="Master1-Layout3-secHead-章節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章節標題-title" style:family="presentation">
      <style:graphic-properties draw:stroke="none" draw:fill="none" draw:textarea-vertical-align="middle">
        <text:list-style style:name="Master1-Layout3-secHead-章節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兩個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兩個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outline1" style:family="presentation">
      <style:graphic-properties draw:stroke="none" draw:fill="none" draw:auto-grow-height="false" draw:fit-to-size="shrink-to-fit" style:shrink-to-fit="true">
        <text:list-style style:name="Master1-Layout4-twoObj-兩個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outline2" style:family="presentation" style:parent-style-name="Master1-Layout4-twoObj-兩個內容-outline1">
      <style:paragraph-properties fo:margin-top="0.4cm" fo:margin-bottom="0cm"/>
      <style:text-properties fo:font-size="28pt" style:font-size-asian="28pt" style:font-size-complex="28pt"/>
    </style:style>
    <style:style style:name="Master1-Layout4-twoObj-兩個內容-outline3" style:family="presentation" style:parent-style-name="Master1-Layout4-twoObj-兩個內容-outline2">
      <style:paragraph-properties fo:margin-top="0.3cm" fo:margin-bottom="0cm"/>
      <style:text-properties fo:font-size="24pt" style:font-size-asian="24pt" style:font-size-complex="24pt"/>
    </style:style>
    <style:style style:name="Master1-Layout4-twoObj-兩個內容-outline4" style:family="presentation" style:parent-style-name="Master1-Layout4-twoObj-兩個內容-outline3">
      <style:paragraph-properties fo:margin-top="0.2cm" fo:margin-bottom="0cm"/>
      <style:text-properties fo:font-size="20pt" style:font-size-asian="20pt" style:font-size-complex="20pt"/>
    </style:style>
    <style:style style:name="Master1-Layout4-twoObj-兩個內容-outline5" style:family="presentation" style:parent-style-name="Master1-Layout4-twoObj-兩個內容-outline4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6" style:family="presentation" style:parent-style-name="Master1-Layout4-twoObj-兩個內容-outline5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7" style:family="presentation" style:parent-style-name="Master1-Layout4-twoObj-兩個內容-outline6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8" style:family="presentation" style:parent-style-name="Master1-Layout4-twoObj-兩個內容-outline7">
      <style:paragraph-properties fo:margin-top="0.1cm" fo:margin-bottom="0cm"/>
      <style:text-properties fo:font-size="20pt" style:font-size-asian="20pt" style:font-size-complex="20pt"/>
    </style:style>
    <style:style style:name="Master1-Layout4-twoObj-兩個內容-outline9" style:family="presentation" style:parent-style-name="Master1-Layout4-twoObj-兩個內容-outline8">
      <style:paragraph-properties fo:margin-top="0.1cm" fo:margin-bottom="0cm"/>
      <style:text-properties fo:font-size="20pt" style:font-size-asian="20pt" style:font-size-complex="20pt"/>
    </style:style>
    <style:style style:name="Master1-Layout4-twoObj-兩個內容-subtitle" style:family="presentation">
      <style:graphic-properties draw:stroke="none" draw:fill="none" draw:textarea-vertical-align="middle">
        <text:list-style style:name="Master1-Layout4-twoObj-兩個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兩個內容-title" style:family="presentation">
      <style:graphic-properties draw:stroke="none" draw:fill="none" draw:textarea-vertical-align="middle">
        <text:list-style style:name="Master1-Layout4-twoObj-兩個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比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 style:shrink-to-fit="true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只有標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只有標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1" style:family="presentation">
      <style:graphic-properties draw:stroke="none" draw:fill="none" draw:auto-grow-height="false" draw:fit-to-size="shrink-to-fit" style:shrink-to-fit="true">
        <text:list-style style:name="Master1-Layout6-titleOnly-只有標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outline2" style:family="presentation" style:parent-style-name="Master1-Layout6-titleOnly-只有標題-outline1">
      <style:paragraph-properties fo:margin-top="0.4cm" fo:margin-bottom="0cm"/>
      <style:text-properties fo:font-size="28pt" style:font-size-asian="28pt" style:font-size-complex="28pt"/>
    </style:style>
    <style:style style:name="Master1-Layout6-titleOnly-只有標題-outline3" style:family="presentation" style:parent-style-name="Master1-Layout6-titleOnly-只有標題-outline2">
      <style:paragraph-properties fo:margin-top="0.3cm" fo:margin-bottom="0cm"/>
      <style:text-properties fo:font-size="24pt" style:font-size-asian="24pt" style:font-size-complex="24pt"/>
    </style:style>
    <style:style style:name="Master1-Layout6-titleOnly-只有標題-outline4" style:family="presentation" style:parent-style-name="Master1-Layout6-titleOnly-只有標題-outline3">
      <style:paragraph-properties fo:margin-top="0.2cm" fo:margin-bottom="0cm"/>
      <style:text-properties fo:font-size="20pt" style:font-size-asian="20pt" style:font-size-complex="20pt"/>
    </style:style>
    <style:style style:name="Master1-Layout6-titleOnly-只有標題-outline5" style:family="presentation" style:parent-style-name="Master1-Layout6-titleOnly-只有標題-outline4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6" style:family="presentation" style:parent-style-name="Master1-Layout6-titleOnly-只有標題-outline5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7" style:family="presentation" style:parent-style-name="Master1-Layout6-titleOnly-只有標題-outline6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8" style:family="presentation" style:parent-style-name="Master1-Layout6-titleOnly-只有標題-outline7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outline9" style:family="presentation" style:parent-style-name="Master1-Layout6-titleOnly-只有標題-outline8">
      <style:paragraph-properties fo:margin-top="0.1cm" fo:margin-bottom="0cm"/>
      <style:text-properties fo:font-size="20pt" style:font-size-asian="20pt" style:font-size-complex="20pt"/>
    </style:style>
    <style:style style:name="Master1-Layout6-titleOnly-只有標題-subtitle" style:family="presentation">
      <style:graphic-properties draw:stroke="none" draw:fill="none" draw:textarea-vertical-align="middle">
        <text:list-style style:name="Master1-Layout6-titleOnly-只有標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只有標題-title" style:family="presentation">
      <style:graphic-properties draw:stroke="none" draw:fill="none" draw:textarea-vertical-align="middle">
        <text:list-style style:name="Master1-Layout6-titleOnly-只有標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shrink-to-fit" style:shrink-to-fit="true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.4cm" fo:margin-bottom="0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.3cm" fo:margin-bottom="0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.2cm" fo:margin-bottom="0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.1cm" fo:margin-bottom="0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.1cm" fo:margin-bottom="0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.1cm" fo:margin-bottom="0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.1cm" fo:margin-bottom="0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.1cm" fo:margin-bottom="0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含標題的內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含標題的內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1" style:family="presentation">
      <style:graphic-properties draw:stroke="none" draw:fill="none" draw:auto-grow-height="false" draw:fit-to-size="shrink-to-fit" style:shrink-to-fit="true">
        <text:list-style style:name="Master1-Layout8-objTx-含標題的內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outline2" style:family="presentation" style:parent-style-name="Master1-Layout8-objTx-含標題的內容-outline1">
      <style:paragraph-properties fo:margin-top="0.4cm" fo:margin-bottom="0cm"/>
      <style:text-properties fo:font-size="28pt" style:font-size-asian="28pt" style:font-size-complex="28pt"/>
    </style:style>
    <style:style style:name="Master1-Layout8-objTx-含標題的內容-outline3" style:family="presentation" style:parent-style-name="Master1-Layout8-objTx-含標題的內容-outline2">
      <style:paragraph-properties fo:margin-top="0.3cm" fo:margin-bottom="0cm"/>
      <style:text-properties fo:font-size="24pt" style:font-size-asian="24pt" style:font-size-complex="24pt"/>
    </style:style>
    <style:style style:name="Master1-Layout8-objTx-含標題的內容-outline4" style:family="presentation" style:parent-style-name="Master1-Layout8-objTx-含標題的內容-outline3">
      <style:paragraph-properties fo:margin-top="0.2cm" fo:margin-bottom="0cm"/>
      <style:text-properties fo:font-size="20pt" style:font-size-asian="20pt" style:font-size-complex="20pt"/>
    </style:style>
    <style:style style:name="Master1-Layout8-objTx-含標題的內容-outline5" style:family="presentation" style:parent-style-name="Master1-Layout8-objTx-含標題的內容-outline4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6" style:family="presentation" style:parent-style-name="Master1-Layout8-objTx-含標題的內容-outline5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7" style:family="presentation" style:parent-style-name="Master1-Layout8-objTx-含標題的內容-outline6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8" style:family="presentation" style:parent-style-name="Master1-Layout8-objTx-含標題的內容-outline7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outline9" style:family="presentation" style:parent-style-name="Master1-Layout8-objTx-含標題的內容-outline8">
      <style:paragraph-properties fo:margin-top="0.1cm" fo:margin-bottom="0cm"/>
      <style:text-properties fo:font-size="20pt" style:font-size-asian="20pt" style:font-size-complex="20pt"/>
    </style:style>
    <style:style style:name="Master1-Layout8-objTx-含標題的內容-subtitle" style:family="presentation">
      <style:graphic-properties draw:stroke="none" draw:fill="none" draw:textarea-vertical-align="middle">
        <text:list-style style:name="Master1-Layout8-objTx-含標題的內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含標題的內容-title" style:family="presentation">
      <style:graphic-properties draw:stroke="none" draw:fill="none" draw:textarea-vertical-align="middle">
        <text:list-style style:name="Master1-Layout8-objTx-含標題的內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含標題的圖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含標題的圖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1" style:family="presentation">
      <style:graphic-properties draw:stroke="none" draw:fill="none" draw:auto-grow-height="false" draw:fit-to-size="shrink-to-fit" style:shrink-to-fit="true">
        <text:list-style style:name="Master1-Layout9-picTx-含標題的圖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outline2" style:family="presentation" style:parent-style-name="Master1-Layout9-picTx-含標題的圖片-outline1">
      <style:paragraph-properties fo:margin-top="0.4cm" fo:margin-bottom="0cm"/>
      <style:text-properties fo:font-size="28pt" style:font-size-asian="28pt" style:font-size-complex="28pt"/>
    </style:style>
    <style:style style:name="Master1-Layout9-picTx-含標題的圖片-outline3" style:family="presentation" style:parent-style-name="Master1-Layout9-picTx-含標題的圖片-outline2">
      <style:paragraph-properties fo:margin-top="0.3cm" fo:margin-bottom="0cm"/>
      <style:text-properties fo:font-size="24pt" style:font-size-asian="24pt" style:font-size-complex="24pt"/>
    </style:style>
    <style:style style:name="Master1-Layout9-picTx-含標題的圖片-outline4" style:family="presentation" style:parent-style-name="Master1-Layout9-picTx-含標題的圖片-outline3">
      <style:paragraph-properties fo:margin-top="0.2cm" fo:margin-bottom="0cm"/>
      <style:text-properties fo:font-size="20pt" style:font-size-asian="20pt" style:font-size-complex="20pt"/>
    </style:style>
    <style:style style:name="Master1-Layout9-picTx-含標題的圖片-outline5" style:family="presentation" style:parent-style-name="Master1-Layout9-picTx-含標題的圖片-outline4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6" style:family="presentation" style:parent-style-name="Master1-Layout9-picTx-含標題的圖片-outline5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7" style:family="presentation" style:parent-style-name="Master1-Layout9-picTx-含標題的圖片-outline6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8" style:family="presentation" style:parent-style-name="Master1-Layout9-picTx-含標題的圖片-outline7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outline9" style:family="presentation" style:parent-style-name="Master1-Layout9-picTx-含標題的圖片-outline8">
      <style:paragraph-properties fo:margin-top="0.1cm" fo:margin-bottom="0cm"/>
      <style:text-properties fo:font-size="20pt" style:font-size-asian="20pt" style:font-size-complex="20pt"/>
    </style:style>
    <style:style style:name="Master1-Layout9-picTx-含標題的圖片-subtitle" style:family="presentation">
      <style:graphic-properties draw:stroke="none" draw:fill="none" draw:textarea-vertical-align="middle">
        <text:list-style style:name="Master1-Layout9-picTx-含標題的圖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含標題的圖片-title" style:family="presentation">
      <style:graphic-properties draw:stroke="none" draw:fill="none" draw:textarea-vertical-align="middle">
        <text:list-style style:name="Master1-Layout9-picTx-含標題的圖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標題及直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標題及直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1" style:family="presentation">
      <style:graphic-properties draw:stroke="none" draw:fill="none" draw:auto-grow-height="false" draw:fit-to-size="shrink-to-fit" style:shrink-to-fit="true">
        <text:list-style style:name="Master1-Layout10-vertTx-標題及直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outline2" style:family="presentation" style:parent-style-name="Master1-Layout10-vertTx-標題及直排文字-outline1">
      <style:paragraph-properties fo:margin-top="0.4cm" fo:margin-bottom="0cm"/>
      <style:text-properties fo:font-size="28pt" style:font-size-asian="28pt" style:font-size-complex="28pt"/>
    </style:style>
    <style:style style:name="Master1-Layout10-vertTx-標題及直排文字-outline3" style:family="presentation" style:parent-style-name="Master1-Layout10-vertTx-標題及直排文字-outline2">
      <style:paragraph-properties fo:margin-top="0.3cm" fo:margin-bottom="0cm"/>
      <style:text-properties fo:font-size="24pt" style:font-size-asian="24pt" style:font-size-complex="24pt"/>
    </style:style>
    <style:style style:name="Master1-Layout10-vertTx-標題及直排文字-outline4" style:family="presentation" style:parent-style-name="Master1-Layout10-vertTx-標題及直排文字-outline3">
      <style:paragraph-properties fo:margin-top="0.2cm" fo:margin-bottom="0cm"/>
      <style:text-properties fo:font-size="20pt" style:font-size-asian="20pt" style:font-size-complex="20pt"/>
    </style:style>
    <style:style style:name="Master1-Layout10-vertTx-標題及直排文字-outline5" style:family="presentation" style:parent-style-name="Master1-Layout10-vertTx-標題及直排文字-outline4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6" style:family="presentation" style:parent-style-name="Master1-Layout10-vertTx-標題及直排文字-outline5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7" style:family="presentation" style:parent-style-name="Master1-Layout10-vertTx-標題及直排文字-outline6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8" style:family="presentation" style:parent-style-name="Master1-Layout10-vertTx-標題及直排文字-outline7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outline9" style:family="presentation" style:parent-style-name="Master1-Layout10-vertTx-標題及直排文字-outline8">
      <style:paragraph-properties fo:margin-top="0.1cm" fo:margin-bottom="0cm"/>
      <style:text-properties fo:font-size="20pt" style:font-size-asian="20pt" style:font-size-complex="20pt"/>
    </style:style>
    <style:style style:name="Master1-Layout10-vertTx-標題及直排文字-subtitle" style:family="presentation">
      <style:graphic-properties draw:stroke="none" draw:fill="none" draw:textarea-vertical-align="middle">
        <text:list-style style:name="Master1-Layout10-vertTx-標題及直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標題及直排文字-title" style:family="presentation">
      <style:graphic-properties draw:stroke="none" draw:fill="none" draw:textarea-vertical-align="middle">
        <text:list-style style:name="Master1-Layout10-vertTx-標題及直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直排標題及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直排標題及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1" style:family="presentation">
      <style:graphic-properties draw:stroke="none" draw:fill="none" draw:auto-grow-height="false" draw:fit-to-size="shrink-to-fit" style:shrink-to-fit="true">
        <text:list-style style:name="Master1-Layout11-vertTitleAndTx-直排標題及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outline2" style:family="presentation" style:parent-style-name="Master1-Layout11-vertTitleAndTx-直排標題及文字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直排標題及文字-outline3" style:family="presentation" style:parent-style-name="Master1-Layout11-vertTitleAndTx-直排標題及文字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直排標題及文字-outline4" style:family="presentation" style:parent-style-name="Master1-Layout11-vertTitleAndTx-直排標題及文字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直排標題及文字-outline5" style:family="presentation" style:parent-style-name="Master1-Layout11-vertTitleAndTx-直排標題及文字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6" style:family="presentation" style:parent-style-name="Master1-Layout11-vertTitleAndTx-直排標題及文字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7" style:family="presentation" style:parent-style-name="Master1-Layout11-vertTitleAndTx-直排標題及文字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8" style:family="presentation" style:parent-style-name="Master1-Layout11-vertTitleAndTx-直排標題及文字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outline9" style:family="presentation" style:parent-style-name="Master1-Layout11-vertTitleAndTx-直排標題及文字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直排標題及文字-subtitle" style:family="presentation">
      <style:graphic-properties draw:stroke="none" draw:fill="none" draw:textarea-vertical-align="middle">
        <text:list-style style:name="Master1-Layout11-vertTitleAndTx-直排標題及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直排標題及文字-title" style:family="presentation">
      <style:graphic-properties draw:stroke="none" draw:fill="none" draw:textarea-vertical-align="middle">
        <text:list-style style:name="Master1-Layout11-vertTitleAndTx-直排標題及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標題投影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標題投影片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標題投影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標題投影片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標題投影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標題投影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標題及內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標題及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標題及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標題及內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標題及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標題及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章節標題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章節標題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章節標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章節標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章節標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章節標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兩個內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兩個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兩個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兩個內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兩個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兩個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只有標題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只有標題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只有標題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只有標題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只有標題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空白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含標題的內容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含標題的內容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含標題的內容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含標題的內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含標題的內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含標題的內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含標題的內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含標題的圖片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含標題的圖片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含標題的圖片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含標題的圖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含標題的圖片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含標題的圖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含標題的圖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標題及直排文字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標題及直排文字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標題及直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標題及直排文字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標題及直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標題及直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直排標題及文字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直排標題及文字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直排標題及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直排標題及文字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直排標題及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直排標題及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language-asian="zh" style:country-asian="TW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0pt" style:language-asian="zh" style:country-asian="TW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language-asian="zh" style:country-asian="TW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language-asian="zh" style:country-asian="TW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language-asian="zh" style:country-asian="TW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28pt" style:language-asian="zh" style:country-asian="TW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language-asian="zh" style:country-asian="TW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頁首版面配置區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日期版面配置區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頁尾版面配置區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投影片編號版面配置區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7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Default" style:page-layout-name="PM1" draw:style-name="Mdp1">
      <draw:frame draw:name="標題版面配置區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文字版面配置區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編輯母片文字樣式</text:span></text:p>
              <text:list>
                <text:list-item>
                  <text:p text:style-name="MP5"><text:span text:style-name="MT3">第二層</text:span></text:p>
                  <text:list>
                    <text:list-item>
                      <text:p text:style-name="MP6"><text:span text:style-name="MT4">第三層</text:span></text:p>
                      <text:list>
                        <text:list-item>
                          <text:p text:style-name="MP7"><text:span text:style-name="MT5">第四層</text:span></text:p>
                          <text:list>
                            <text:list-item>
                              <text:p text:style-name="MP8"><text:span text:style-name="MT5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Default-title" draw:layer="backgroundobjects" svg:width="19.798cm" svg:height="11.136cm" svg:x="0.6cm" svg:y="2.257cm" presentation:class="page"/>
        <draw:frame draw:name="備忘稿版面配置區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1-title-標題投影片" style:page-layout-name="PM1" draw:style-name="Mdp1">
      <draw:frame draw:name="標題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按一下以編輯母片標題樣式</text:span></text:p>
        </draw:text-box>
      </draw:frame>
      <draw:frame draw:name="副標題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按一下以編輯母片子標題樣式</text:span></text:p>
        </draw:text-box>
      </draw:frame>
      <draw:frame draw:name="日期版面配置區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1-title-標題投影片-title" draw:layer="backgroundobjects" svg:width="19.798cm" svg:height="11.136cm" svg:x="0.6cm" svg:y="2.257cm" presentation:class="page"/>
        <draw:frame draw:name="備忘稿版面配置區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2-obj-標題及內容" style:page-layout-name="PM1" draw:style-name="Mdp1">
      <draw:frame draw:name="標題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按一下以編輯母片標題樣式</text:span></text:p>
        </draw:text-box>
      </draw:frame>
      <draw:frame draw:name="內容版面配置區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編輯母片文字樣式</text:span><text:span text:style-name="MT2"><text:line-break/></text:span><text:span text:style-name="MT3">第二層</text:span><text:span text:style-name="MT3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</draw:text-box>
      </draw:frame>
      <draw:frame draw:name="日期版面配置區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2-obj-標題及內容-title" draw:layer="backgroundobjects" svg:width="19.798cm" svg:height="11.136cm" svg:x="0.6cm" svg:y="2.257cm" presentation:class="page"/>
        <draw:frame draw:name="備忘稿版面配置區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3-secHead-章節標題" style:page-layout-name="PM1" draw:style-name="Mdp1">
      <draw:frame draw:name="標題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按一下以編輯母片標題樣式</text:span></text:p>
        </draw:text-box>
      </draw:frame>
      <draw:frame draw:name="文字版面配置區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編輯母片文字樣式</text:span></text:p>
            </text:list-item>
          </text:list>
        </draw:text-box>
      </draw:frame>
      <draw:frame draw:name="日期版面配置區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3-secHead-章節標題-title" draw:layer="backgroundobjects" svg:width="19.798cm" svg:height="11.136cm" svg:x="0.6cm" svg:y="2.257cm" presentation:class="page"/>
        <draw:frame draw:name="備忘稿版面配置區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4-twoObj-兩個內容" style:page-layout-name="PM1" draw:style-name="Mdp1">
      <draw:frame draw:name="標題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按一下以編輯母片標題樣式</text:span></text:p>
        </draw:text-box>
      </draw:frame>
      <draw:frame draw:name="內容版面配置區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編輯母片文字樣式</text:span><text:span text:style-name="MT2"><text:line-break/></text:span><text:span text:style-name="MT3">第二層</text:span><text:span text:style-name="MT3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</draw:text-box>
      </draw:frame>
      <draw:frame draw:name="內容版面配置區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編輯母片文字樣式</text:span><text:span text:style-name="MT2"><text:line-break/></text:span><text:span text:style-name="MT3">第二層</text:span><text:span text:style-name="MT3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</draw:text-box>
      </draw:frame>
      <draw:frame draw:name="日期版面配置區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4-twoObj-兩個內容-title" draw:layer="backgroundobjects" svg:width="19.798cm" svg:height="11.136cm" svg:x="0.6cm" svg:y="2.257cm" presentation:class="page"/>
        <draw:frame draw:name="備忘稿版面配置區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5-twoTxTwoObj-比較" style:page-layout-name="PM1" draw:style-name="Mdp1">
      <draw:frame draw:name="標題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按一下以編輯母片標題樣式</text:span></text:p>
        </draw:text-box>
      </draw:frame>
      <draw:frame draw:name="文字版面配置區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編輯母片文字樣式</text:span></text:p>
            </text:list-item>
          </text:list>
        </draw:text-box>
      </draw:frame>
      <draw:frame draw:name="內容版面配置區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編輯母片文字樣式</text:span><text:span text:style-name="MT2"><text:line-break/></text:span><text:span text:style-name="MT3">第二層</text:span><text:span text:style-name="MT3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</draw:text-box>
      </draw:frame>
      <draw:frame draw:name="文字版面配置區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編輯母片文字樣式</text:span></text:p>
            </text:list-item>
          </text:list>
        </draw:text-box>
      </draw:frame>
      <draw:frame draw:name="內容版面配置區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編輯母片文字樣式</text:span><text:span text:style-name="MT2"><text:line-break/></text:span><text:span text:style-name="MT3">第二層</text:span><text:span text:style-name="MT3"><text:line-break/></text:span><text:span text:style-name="MT4">第三層</text:span><text:span text:style-name="MT4"><text:line-break/></text:span><text:span text:style-name="MT5">第四層</text:span><text:span text:style-name="MT5"><text:line-break/></text:span><text:span text:style-name="MT5">第五層</text:span></text:p>
        </draw:text-box>
      </draw:frame>
      <draw:frame draw:name="日期版面配置區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5-twoTxTwoObj-比較-title" draw:layer="backgroundobjects" svg:width="19.798cm" svg:height="11.136cm" svg:x="0.6cm" svg:y="2.257cm" presentation:class="page"/>
        <draw:frame draw:name="備忘稿版面配置區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6-titleOnly-只有標題" style:page-layout-name="PM1" draw:style-name="Mdp1">
      <draw:frame draw:name="標題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按一下以編輯母片標題樣式</text:span></text:p>
        </draw:text-box>
      </draw:frame>
      <draw:frame draw:name="日期版面配置區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6-titleOnly-只有標題-title" draw:layer="backgroundobjects" svg:width="19.798cm" svg:height="11.136cm" svg:x="0.6cm" svg:y="2.257cm" presentation:class="page"/>
        <draw:frame draw:name="備忘稿版面配置區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7-blank-空白" style:page-layout-name="PM1" draw:style-name="Mdp1">
      <draw:frame draw:name="日期版面配置區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draw:frame presentation:style-name="Master1-Layout7-blank-空白-title" draw:layer="backgroundobjects" svg:width="25.2cm" svg:height="2.629cm" svg:x="1.4cm" svg:y="0.628cm" presentation:class="title" presentation:placeholder="true">
        <draw:text-box/>
      </draw:frame>
      <draw:frame presentation:style-name="Master1-Layout7-blank-空白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投影片影像版面配置區 1" presentation:style-name="Master1-Layout7-blank-空白-title" draw:layer="backgroundobjects" svg:width="19.798cm" svg:height="11.136cm" svg:x="0.6cm" svg:y="2.257cm" presentation:class="page"/>
        <draw:frame draw:name="備忘稿版面配置區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8-objTx-含標題的內容" style:page-layout-name="PM1" draw:style-name="Mdp1">
      <draw:frame draw:name="標題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按一下以編輯母片標題樣式</text:span></text:p>
        </draw:text-box>
      </draw:frame>
      <draw:frame draw:name="內容版面配置區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編輯母片文字樣式</text:span><text:span text:style-name="MT2"><text:line-break/></text:span><text:span text:style-name="MT12">第二層</text:span><text:span text:style-name="MT12"><text:line-break/></text:span><text:span text:style-name="MT3">第三層</text:span><text:span text:style-name="MT3"><text:line-break/></text:span><text:span text:style-name="MT4">第四層</text:span><text:span text:style-name="MT4"><text:line-break/></text:span><text:span text:style-name="MT4">第五層</text:span></text:p>
        </draw:text-box>
      </draw:frame>
      <draw:frame draw:name="文字版面配置區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編輯母片文字樣式</text:span></text:p>
            </text:list-item>
          </text:list>
        </draw:text-box>
      </draw:frame>
      <draw:frame draw:name="日期版面配置區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8-objTx-含標題的內容-title" draw:layer="backgroundobjects" svg:width="19.798cm" svg:height="11.136cm" svg:x="0.6cm" svg:y="2.257cm" presentation:class="page"/>
        <draw:frame draw:name="備忘稿版面配置區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9-picTx-含標題的圖片" style:page-layout-name="PM1" draw:style-name="Mdp1">
      <draw:frame draw:name="標題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按一下以編輯母片標題樣式</text:span></text:p>
        </draw:text-box>
      </draw:frame>
      <draw:frame draw:name="圖片版面配置區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文字版面配置區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編輯母片文字樣式</text:span></text:p>
            </text:list-item>
          </text:list>
        </draw:text-box>
      </draw:frame>
      <draw:frame draw:name="日期版面配置區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9-picTx-含標題的圖片-title" draw:layer="backgroundobjects" svg:width="19.798cm" svg:height="11.136cm" svg:x="0.6cm" svg:y="2.257cm" presentation:class="page"/>
        <draw:frame draw:name="備忘稿版面配置區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10-vertTx-標題及直排文字" style:page-layout-name="PM1" draw:style-name="Mdp1">
      <draw:frame draw:name="標題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按一下以編輯母片標題樣式</text:span></text:p>
        </draw:text-box>
      </draw:frame>
      <draw:frame draw:name="直排文字版面配置區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編輯母片文字樣式</text:span></text:p>
              <text:list>
                <text:list-item>
                  <text:p text:style-name="MP5"><text:span text:style-name="MT3">第二層</text:span></text:p>
                  <text:list>
                    <text:list-item>
                      <text:p text:style-name="MP6"><text:span text:style-name="MT4">第三層</text:span></text:p>
                      <text:list>
                        <text:list-item>
                          <text:p text:style-name="MP7"><text:span text:style-name="MT5">第四層</text:span></text:p>
                          <text:list>
                            <text:list-item>
                              <text:p text:style-name="MP8"><text:span text:style-name="MT5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10-vertTx-標題及直排文字-title" draw:layer="backgroundobjects" svg:width="19.798cm" svg:height="11.136cm" svg:x="0.6cm" svg:y="2.257cm" presentation:class="page"/>
        <draw:frame draw:name="備忘稿版面配置區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  <style:master-page style:name="Master1-Layout11-vertTitleAndTx-直排標題及文字" style:page-layout-name="PM1" draw:style-name="Mdp1">
      <draw:frame draw:name="直排標題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按一下以編輯母片標題樣式</text:span></text:p>
        </draw:text-box>
      </draw:frame>
      <draw:frame draw:name="直排文字版面配置區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編輯母片文字樣式</text:span></text:p>
              <text:list>
                <text:list-item>
                  <text:p text:style-name="MP5"><text:span text:style-name="MT3">第二層</text:span></text:p>
                  <text:list>
                    <text:list-item>
                      <text:p text:style-name="MP6"><text:span text:style-name="MT4">第三層</text:span></text:p>
                      <text:list>
                        <text:list-item>
                          <text:p text:style-name="MP7"><text:span text:style-name="MT5">第四層</text:span></text:p>
                          <text:list>
                            <text:list-item>
                              <text:p text:style-name="MP8"><text:span text:style-name="MT5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版面配置區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頁尾版面配置區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投影片編號版面配置區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7</text:page-number></text:span></text:p>
        </draw:text-box>
      </draw:frame>
      <presentation:notes style:page-layout-name="PM0">
        <draw:page-thumbnail draw:name="投影片影像版面配置區 1" presentation:style-name="Master1-Layout11-vertTitleAndTx-直排標題及文字-title" draw:layer="backgroundobjects" svg:width="19.798cm" svg:height="11.136cm" svg:x="0.6cm" svg:y="2.257cm" presentation:class="page"/>
        <draw:frame draw:name="備忘稿版面配置區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頁首版面配置區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日期版面配置區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頁尾版面配置區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投影片編號版面配置區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icking-&gt;python</dc:title>
    <meta:creation-date>2021-12-10T12:37:45Z</meta:creation-date>
    <dc:date>2021-12-22T12:48:28.674721119</dc:date>
    <meta:editing-cycles>6</meta:editing-cycles>
    <meta:editing-duration>PT48M48S</meta:editing-duration>
    <meta:document-statistic meta:object-count="249"/>
  </office:meta>
</office:document-meta>
</file>